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52cm" draw:marker-start-width="0.533cm" draw:marker-end-width="0.533cm" draw:textarea-horizontal-align="center" draw:textarea-vertical-align="middle" fo:padding-top="0.201cm" fo:padding-bottom="0.201cm" fo:padding-left="0.326cm" fo:padding-right="0.326cm"/>
    </style:style>
    <style:style style:name="gr2" style:family="graphic" style:parent-style-name="standard">
      <style:graphic-properties svg:stroke-width="0.102cm" svg:stroke-color="#e6ff00" draw:marker-start-width="0.457cm" draw:marker-end="Arrow" draw:marker-end-width="0.457cm" draw:textarea-horizontal-align="center" draw:textarea-vertical-align="middle" fo:padding-top="0.176cm" fo:padding-bottom="0.176cm" fo:padding-left="0.301cm" fo:padding-right="0.301cm"/>
    </style:style>
    <style:style style:name="gr3" style:family="graphic" style:parent-style-name="standard">
      <style:graphic-properties svg:stroke-width="0.051cm" svg:stroke-color="#e6ff00" draw:marker-start-width="0.381cm" draw:marker-end="Arrow" draw:marker-end-width="0.381cm" draw:textarea-horizontal-align="center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svg:stroke-color="#008000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08cm" svg:y1="6.715cm" svg:x2="13.065cm" svg:y2="6.715cm">
          <text:p/>
        </draw:line>
        <draw:line draw:style-name="gr2" draw:text-style-name="P1" draw:layer="layout" svg:x1="9.89cm" svg:y1="2.27cm" svg:x2="9.89cm" svg:y2="6.715cm">
          <text:p/>
        </draw:line>
        <draw:line draw:style-name="gr2" draw:text-style-name="P1" draw:layer="layout" svg:x1="6.08cm" svg:y1="2.905cm" svg:x2="9.89cm" svg:y2="6.716cm">
          <text:p/>
        </draw:line>
        <draw:line draw:style-name="gr3" draw:text-style-name="P1" draw:layer="layout" svg:x1="4.81cm" svg:y1="6.715cm" svg:x2="9.89cm" svg:y2="6.717cm">
          <text:p/>
        </draw:line>
        <draw:line draw:style-name="gr2" draw:text-style-name="P1" draw:layer="layout" svg:x1="7.35cm" svg:y1="10.525cm" svg:x2="9.89cm" svg:y2="6.717cm">
          <text:p/>
        </draw:line>
        <draw:line draw:style-name="gr4" draw:text-style-name="P1" draw:layer="layout" svg:x1="9.89cm" svg:y1="6.715cm" svg:x2="9.89cm" svg:y2="2.905cm">
          <text:p/>
        </draw:line>
        <draw:frame draw:style-name="gr5" draw:layer="layout" svg:width="0.925cm" svg:height="0.962cm" svg:x="9.429cm" svg:y="1.245cm">
          <draw:text-box>
            <text:p>A</text:p>
          </draw:text-box>
        </draw:frame>
        <draw:frame draw:style-name="gr5" draw:layer="layout" svg:width="0.925cm" svg:height="0.962cm" svg:x="5.155cm" svg:y="1.943cm">
          <draw:text-box>
            <text:p>B</text:p>
          </draw:text-box>
        </draw:frame>
        <draw:frame draw:style-name="gr5" draw:layer="layout" svg:width="0.959cm" svg:height="0.962cm" svg:x="3.675cm" svg:y="6.186cm">
          <draw:text-box>
            <text:p>C</text:p>
          </draw:text-box>
        </draw:frame>
        <draw:frame draw:style-name="gr5" draw:layer="layout" svg:width="0.959cm" svg:height="0.962cm" svg:x="6.391cm" svg:y="10.525cm">
          <draw:text-box>
            <text:p>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Etay Meiri</meta:initial-creator>
    <meta:creation-date>2011-02-04T09:34:26</meta:creation-date>
    <dc:date>2011-02-04T10:14:38</dc:date>
    <dc:creator>Etay Meiri</dc:creator>
    <meta:editing-duration>PT00H40M13S</meta:editing-duration>
    <meta:editing-cycles>4</meta:editing-cycles>
    <meta:generator>OpenOffice.org/3.2$Unix OpenOffice.org_project/320m19$Build-9505</meta:generator>
    <meta:document-statistic meta:object-count="10"/>
  </office:meta>
</office:document-meta>
</file>